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725" officeooo:paragraph-rsid="0018e725"/>
    </style:style>
    <style:style style:name="P2" style:family="paragraph" style:parent-style-name="Standard">
      <style:text-properties officeooo:rsid="0019d735" officeooo:paragraph-rsid="0019d735"/>
    </style:style>
    <style:style style:name="P3" style:family="paragraph" style:parent-style-name="Standard">
      <style:text-properties officeooo:rsid="001ae8ab" officeooo:paragraph-rsid="001ae8ab"/>
    </style:style>
    <style:style style:name="P4" style:family="paragraph" style:parent-style-name="Standard">
      <style:text-properties officeooo:rsid="001bbf2a" officeooo:paragraph-rsid="001bbf2a"/>
    </style:style>
    <style:style style:name="T1" style:family="text">
      <style:text-properties officeooo:rsid="0018e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R</text:span><text:span text:style-name="Strong_20_Emphasis">ecommend a data-driven strategy for increasing Maven Airlines' satisfaction rate</text:span>, <text:s/></text:p>
      <text:p text:style-name="Standard"/>
      <text:p text:style-name="P1">explore and clean</text:p>
      <text:p text:style-name="P1">null values </text:p>
      <text:p text:style-name="P1"/>
      <text:p text:style-name="P2">The overall satisfaction </text:p>
      <text:p text:style-name="P2">the services that have the most bad scores </text:p>
      <text:p text:style-name="P2">demographics </text:p>
      <text:p text:style-name="P2"/>
      <text:p text:style-name="P2">Satisfaction per service bar chart for each service <text:s/></text:p>
      <text:p text:style-name="P2">correlation between female male/age group <text:s/>satisfaction and service satisfation </text:p>
      <text:p text:style-name="P2">age group percentage</text:p>
      <text:p text:style-name="P2"/>
      <text:p text:style-name="P2"/>
      <text:p text:style-name="P3">missing value flight delay </text:p>
      <text:p text:style-name="P3">how to attract female/ male </text:p>
      <text:p text:style-name="P3">how to attract returning / new travelers </text:p>
      <text:p text:style-name="P3">how to attract different age groups </text:p>
      <text:p text:style-name="P3"/>
      <text:p text:style-name="P4">gauge chart for satisfaction rate in each category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2:07:10.864294172</meta:creation-date>
    <dc:date>2022-06-01T14:02:38.299223188</dc:date>
    <meta:editing-duration>PT1H45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7" meta:character-count="531" meta:non-whitespace-character-count="452"/>
  </office:meta>
</office:document-meta>
</file>